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7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8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4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8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list-style-name="L8">
      <style:paragraph-properties fo:text-align="justify" style:justify-single-word="false"/>
    </style:style>
    <style:style style:name="P11" style:family="paragraph" style:parent-style-name="Standard" style:list-style-name="L7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ravspecifikation</text:p>
      <text:p text:style-name="P9"/>
      <text:p text:style-name="P9">Følgende kravspecifikationer er blevet stillet fra Sjællands Boldspil-Union, som skal indegå I deres bestilte system. Kravspecifikationen er blevet stillet op med 2 katagorier – mindste krav og konkurrence parameter. </text:p>
      <text:p text:style-name="P9">Disse 2 katagorier kan også betegnes som 2 andre udtryk: “need to have” som representere mindstekravene og “nice to have” som representere konkurrence paramatrene. </text:p>
      <text:p text:style-name="P9">Mindste kravene er udelukkende hvad kunden behøver I programmet hvoridmod konkurrence parametrene er til at gøre programmet og kunden konkurrence dygtigt – dvs. De har noget som, forhåbentlig, ingen andre har, eller I andre tilfælde andre programmører har tænkt på at implementer. </text:p>
      <text:p text:style-name="P9"/>
      <text:p text:style-name="P9">I mindstekravene går vi I dybten med hvad SBU ønsker og skal have I deres program med denne kravspecifikation. I “nice to have” følger vi op på evt. flere ønsker SBU har til udvikling af programmet – dette er dog usikkert om dette kan implementeres samt om deadlinen er sandsynlig at nå ved disse extra implementationer. </text:p>
      <text:p text:style-name="P9"/>
      <text:p text:style-name="P7">Mindstekrav:</text:p>
      <text:list xml:id="list1623731057031955044" text:style-name="L1">
        <text:list-item>
          <text:p text:style-name="P2">Vi skal lave et informationssystem der kan håndtere registreringer samt planlægning. </text:p>
        </text:list-item>
        <text:list-item>
          <text:p text:style-name="P2">Det skal være muligt I programmet at tilrettelægge samt registere en spilleplan, som skal indeholde dato, tid og sted – her skal der ske en koordination så at alle holdene kommer til at spille på hjemmebane min og max 1 gang - dog behøves alle hold ikke og være tilmeldt 1 spilleplan da der forekommer flere. </text:p>
        </text:list-item>
        <text:list-item>
          <text:p text:style-name="P2">Turneringsledelsen skal have speciel adgang I programmet så de kan ændre tid og dato for en speciel klub. Dette vil være klubbens ansvar om at angive hvis en kamp skal ændres. </text:p>
        </text:list-item>
        <text:list-item>
          <text:p text:style-name="P2">Programmet skal kunne håndtere klubskifte.</text:p>
        </text:list-item>
        <text:list-item>
          <text:p text:style-name="P2">Programmet skal kunne håndtere spillerskift.</text:p>
        </text:list-item>
        <text:list-item>
          <text:p text:style-name="P2">Programmet skal kunne håndtere op- og nedrykning af division. Der er tale om 16 hold (16 klubber), fordelt på 3 divisioner, der skal ved hver sæson skal, formentlig, skifte division. </text:p>
        </text:list-item>
        <text:list-item>
          <text:p text:style-name="P2">Programmet skal kunne registerer oplysninger om kampens afvikling.</text:p>
        </text:list-item>
        <text:list-item>
          <text:p text:style-name="P2">Dommere samt spillere skal kunne bedømmes for deres præsentationer ved kampe. </text:p>
        </text:list-item>
        <text:list-item>
          <text:p text:style-name="P2">Sæsonner skal kunne oprettes ved sæsonskift samt kunne gemmes I en historik.</text:p>
        </text:list-item>
        <text:list-item>
          <text:p text:style-name="P2">Programmet skal kunne registere oplysninger om:</text:p>
        </text:list-item>
      </text:list>
      <text:list xml:id="list2566112977645450766" text:style-name="L7">
        <text:list-item>
          <text:p text:style-name="P3">Hver enkelt spiller</text:p>
        </text:list-item>
        <text:list-item>
          <text:p text:style-name="P3">De enkelte kampe</text:p>
        </text:list-item>
        <text:list-item>
          <text:p text:style-name="P11"><text:span text:style-name="T1">Kampens hændelser</text:span></text:p>
          <text:p text:style-name="P3"/>
        </text:list-item>
      </text:list>
      <text:list xml:id="list37540219" text:continue-list="list1623731057031955044" text:style-name="L1">
        <text:list-item>
          <text:p text:style-name="P2"><text:s text:c="3"/>Programmet skal kunne indeholder følgende oplysninger:</text:p>
        </text:list-item>
      </text:list>
      <text:list xml:id="list3311321846143629447" text:style-name="L8">
        <text:list-item>
          <text:list>
            <text:list-item>
              <text:p text:style-name="P10"><text:span text:style-name="T2">Kamprapport:</text:span></text:p>
              <text:list>
                <text:list-header>
                  <text:p text:style-name="P4">Her skal vi kunne finde oplysninger om kampresultatet og andre oplysninger om kampens udvikling.</text:p>
                  <text:p text:style-name="P4"/>
                </text:list-header>
              </text:list>
            </text:list-item>
            <text:list-item>
              <text:p text:style-name="P8">Spilleplan:</text:p>
              <text:list>
                <text:list-header>
                  <text:p text:style-name="P4">Her skal vi kunne finde de tidspunkter for hver division for næste spillerunde.</text:p>
                  <text:p text:style-name="P4"/>
                </text:list-header>
              </text:list>
            </text:list-item>
            <text:list-item>
              <text:p text:style-name="P8">Spillerrangliste:</text:p>
              <text:list>
                <text:list-header>
                  <text:p text:style-name="P10"><text:span text:style-name="T1">Her skal der opgøres for hver division, for seneste spillerunder samt for nuværende sæson.</text:span></text:p>
                  <text:p text:style-name="P10"><text:span text:style-name="T1"/></text:p>
                </text:list-header>
              </text:list>
            </text:list-item>
            <text:list-item>
              <text:p text:style-name="P8">Spillerprofil:</text:p>
              <text:list>
                <text:list-header>
                  <text:p text:style-name="P10"><text:span text:style-name="T1">Her skal spillerene rangeres efter antallet af scorede mål.</text:span></text:p>
                </text:list-header>
              </text:list>
            </text:list-item>
          </text:list>
        </text:list-item>
      </text:list>
      <text:p text:style-name="P9"><text:span text:style-name="T1"/></text:p>
      <text:p text:style-name="P9"><text:soft-page-break/><text:span text:style-name="T1"/></text:p>
      <text:list xml:id="list37553488" text:continue-numbering="true" text:style-name="L8">
        <text:list-item>
          <text:list>
            <text:list-item>
              <text:p text:style-name="P8">Topscorerliste:</text:p>
              <text:list>
                <text:list-header>
                  <text:p text:style-name="P10"><text:span text:style-name="T1">Her skal vi kunne se de 10 mest scorende spillere for divisionen.</text:span></text:p>
                  <text:p text:style-name="P10"><text:span text:style-name="T1"/></text:p>
                </text:list-header>
              </text:list>
            </text:list-item>
            <text:list-item>
              <text:p text:style-name="P8">Klubprofil:</text:p>
              <text:list>
                <text:list-header>
                  <text:p text:style-name="P10"><text:span text:style-name="T1">Her skal vi kunne finde information omkring en klub bla. De klubber der er I unionen. <text:tab/></text:span></text:p>
                </text:list-header>
              </text:list>
            </text:list-item>
          </text:list>
        </text:list-item>
      </text:list>
      <text:p text:style-name="P9"/>
      <text:p text:style-name="P1"/>
      <text:p text:style-name="P7">Konkurrence parametre:</text:p>
      <text:list xml:id="list6257055756837766953" text:style-name="L3">
        <text:list-item>
          <text:p text:style-name="P5"/>
        </text:list-item>
      </text:list>
      <text:list xml:id="list5909097231601254666" text:style-name="L4">
        <text:list-header>
          <text:p text:style-name="P6"/>
        </text:list-header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ine Knarkegaard Andersen</meta:initial-creator>
    <meta:creation-date>2014-11-07T10:27:00.95</meta:creation-date>
    <dc:date>2014-11-11T17:22:08.25</dc:date>
    <dc:creator>Stine Knarkegaard Andersen</dc:creator>
    <meta:editing-duration>PT38M52S</meta:editing-duration>
    <meta:editing-cycles>8</meta:editing-cycles>
    <meta:generator>OpenOffice/4.1.0$Win32 OpenOffice.org_project/410m18$Build-9764</meta:generator>
    <meta:document-statistic meta:table-count="0" meta:image-count="0" meta:object-count="0" meta:page-count="2" meta:paragraph-count="33" meta:word-count="454" meta:character-count="2846"/>
  </office:meta>
</office:document-meta>
</file>